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b351" officeooo:paragraph-rsid="0008b351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08b351" officeooo:paragraph-rsid="0008b351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ba800" officeooo:paragraph-rsid="000ba800" style:font-weight-asian="bold" style:font-weight-complex="bold"/>
    </style:style>
    <style:style style:name="P4" style:family="paragraph" style:parent-style-name="Preformatted_20_Text">
      <style:text-properties officeooo:rsid="000ba800" officeooo:paragraph-rsid="000ba800"/>
    </style:style>
    <style:style style:name="P5" style:family="paragraph" style:parent-style-name="Preformatted_20_Text">
      <style:text-properties officeooo:rsid="0008b351" officeooo:paragraph-rsid="0008b351"/>
    </style:style>
    <style:style style:name="P6" style:family="paragraph" style:parent-style-name="Preformatted_20_Text">
      <style:text-properties officeooo:rsid="000c2819" officeooo:paragraph-rsid="000c2819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0c2819" officeooo:paragraph-rsid="000c2819" style:font-weight-asian="bold" style:font-weight-complex="bold"/>
    </style:style>
    <style:style style:name="P8" style:family="paragraph" style:parent-style-name="Preformatted_20_Text">
      <style:text-properties style:text-underline-style="solid" style:text-underline-width="auto" style:text-underline-color="font-color" fo:font-weight="bold" officeooo:rsid="000d6958" officeooo:paragraph-rsid="000d6958" style:font-weight-asian="bold" style:font-weight-complex="bold"/>
    </style:style>
    <style:style style:name="P9" style:family="paragraph" style:parent-style-name="Preformatted_20_Text">
      <style:text-properties style:text-underline-style="solid" style:text-underline-width="auto" style:text-underline-color="font-color" fo:font-weight="bold" officeooo:rsid="000e25bb" officeooo:paragraph-rsid="000e25bb" style:font-weight-asian="bold" style:font-weight-complex="bold"/>
    </style:style>
    <style:style style:name="P10" style:family="paragraph" style:parent-style-name="Preformatted_20_Text">
      <style:text-properties officeooo:rsid="000d6958" officeooo:paragraph-rsid="000d6958"/>
    </style:style>
    <style:style style:name="P11" style:family="paragraph" style:parent-style-name="Preformatted_20_Text">
      <style:text-properties officeooo:rsid="000ba800" officeooo:paragraph-rsid="000ba800"/>
    </style:style>
    <style:style style:name="P12" style:family="paragraph" style:parent-style-name="Preformatted_20_Text">
      <style:text-properties officeooo:rsid="000e25bb" officeooo:paragraph-rsid="000e25b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goDb Command:</text:p>
      <text:p text:style-name="P1"/>
      <text:p text:style-name="P1"/>
      <text:p text:style-name="P1">start MongoDB: </text:p>
      <text:p text:style-name="P1">sudo service mongod start</text:p>
      <text:p text:style-name="P1"/>
      <text:p text:style-name="P1">Connect To localhost with port:</text:p>
      <text:p text:style-name="P1">mongo localhost:27017</text:p>
      <text:p text:style-name="P1">--------------------------</text:p>
      <text:p text:style-name="P1"/>
      <text:p text:style-name="P1">stop MongoDB: </text:p>
      <text:p text:style-name="P1">sudo service mongod stop</text:p>
      <text:p text:style-name="P1"/>
      <text:p text:style-name="P1">--------------------------</text:p>
      <text:p text:style-name="P1"/>
      <text:p text:style-name="P1">Swith To Admin:</text:p>
      <text:p text:style-name="P1"/>
      <text:p text:style-name="P1">use kritikts_kanon </text:p>
      <text:p text:style-name="P1"/>
      <text:p text:style-name="P1">--------------------------</text:p>
      <text:p text:style-name="P1"/>
      <text:p text:style-name="P1">First Time Create user and password:</text:p>
      <text:p text:style-name="P1"/>
      <text:p text:style-name="P1">db.createUser({user:"kk_admin", pwd:"kk_1234",roles:["readWrite","dbAdmin"]})</text:p>
      <text:p text:style-name="P1"/>
      <text:p text:style-name="P1">--------------------------</text:p>
      <text:p text:style-name="P1"/>
      <text:p text:style-name="P1"/>
      <text:p text:style-name="P1">Create collection(table):</text:p>
      <text:p text:style-name="P1"/>
      <text:p text:style-name="P1">db.createCollection("kk_admin")</text:p>
      <text:p text:style-name="P1"/>
      <text:p text:style-name="P1">-------------------------------------------</text:p>
      <text:p text:style-name="P1"/>
      <text:p text:style-name="P1"/>
      <text:p text:style-name="P1">Show all Collection (Tables):</text:p>
      <text:p text:style-name="P1"/>
      <text:p text:style-name="P1">show collections</text:p>
      <text:p text:style-name="P1"/>
      <text:p text:style-name="P1"/>
      <text:p text:style-name="P1">------------------------------------------</text:p>
      <text:p text:style-name="P1"/>
      <text:p text:style-name="P1"/>
      <text:p text:style-name="P1">Table wise all data show:-</text:p>
      <text:p text:style-name="P1"/>
      <text:p text:style-name="P1">db.kk_admin.find().pretty()</text:p>
      <text:p text:style-name="P1"/>
      <text:p text:style-name="P1">----------------------------------------------</text:p>
      <text:p text:style-name="P1"/>
      <text:p text:style-name="P1"/>
      <text:p text:style-name="P1">Insert data :</text:p>
      <text:p text:style-name="P1"/>
      <text:p text:style-name="P1">db.getCollection('kk_admin').insert({ </text:p>
      <text:p text:style-name="P1"><text:s text:c="3"/>admin_id:db.kk_admin.find().count()+1, </text:p>
      <text:p text:style-name="P1"><text:s text:c="3"/>admin_name: 'admin', </text:p>
      <text:p text:style-name="P1"><text:s text:c="3"/>admin_password: 'admin', </text:p>
      <text:p text:style-name="P1"><text:s text:c="3"/>admin_email: 'admin@gmail.com' <text:s/></text:p>
      <text:p text:style-name="P1">})</text:p>
      <text:p text:style-name="P1"/>
      <text:p text:style-name="P1">Find single Data:</text:p>
      <text:p text:style-name="P1"/>
      <text:p text:style-name="P1">db.getCollection('kk_admin1').find({"admin_name":"test"}) </text:p>
      <text:p text:style-name="P1"/>
      <text:p text:style-name="P1"/>
      <text:p text:style-name="P1"><text:soft-page-break/>Kritits kanon Project command for create tables:-</text:p>
      <text:p text:style-name="P1"/>
      <text:p text:style-name="P1"/>
      <text:p text:style-name="P2">kk_admin:-</text:p>
      <text:p text:style-name="P1"/>
      <text:p text:style-name="P1">db.getCollection('kk_admin').insert({ </text:p>
      <text:p text:style-name="P1"><text:s text:c="3"/>admin_id:db.kk_admin.find().count()+1, </text:p>
      <text:p text:style-name="P1"><text:s text:c="3"/>admin_name: 'admin', </text:p>
      <text:p text:style-name="P1"><text:s text:c="3"/>admin_password: 'admin', </text:p>
      <text:p text:style-name="P1"><text:s text:c="3"/>admin_email: 'admin@gmail.com' <text:s/></text:p>
      <text:p text:style-name="P1">})</text:p>
      <text:p text:style-name="P1"/>
      <text:p text:style-name="P2">kk_gallery:-</text:p>
      <text:p text:style-name="P1"/>
      <text:p text:style-name="P1">db.getCollection('kk_gallery').insert({ </text:p>
      <text:p text:style-name="P1"><text:s text:c="3"/>gallery_id:db.kk_gallery.find().count()+1, </text:p>
      <text:p text:style-name="P1"><text:s text:c="3"/>gallery_name: 'Gallery2', </text:p>
      <text:p text:style-name="P1"><text:s text:c="3"/>gallery_updated_datetime: '2016-08-16 15:29:56', </text:p>
      <text:p text:style-name="P1"><text:s text:c="3"/>gallery_status: 'Active' <text:s/></text:p>
      <text:p text:style-name="P1">})</text:p>
      <text:p text:style-name="P1"/>
      <text:p text:style-name="P2">kk_image:-</text:p>
      <text:p text:style-name="P1"/>
      <text:p text:style-name="P1">db.getCollection('kk_image').insert({ <text:s/></text:p>
      <text:p text:style-name="P1"><text:s text:c="3"/>image_id : db.kk_image.find().count()+1, </text:p>
      <text:p text:style-name="P1"><text:s text:c="3"/>gallery_id : 2, <text:tab/> </text:p>
      <text:p text:style-name="P1"><text:s text:c="3"/>image_name: 'image2.png', </text:p>
      <text:p text:style-name="P1"><text:s text:c="3"/>image_year: 2016, </text:p>
      <text:p text:style-name="P1"><text:s text:c="3"/>image_description:'Image2 text', </text:p>
      <text:p text:style-name="P1"><text:s text:c="3"/>image_file_path: 'http://www.planwallpaper.com/static/images/4-Nature-Wallpapers-2014-1_ukaavUI.jpg', </text:p>
      <text:p text:style-name="P1"><text:s text:c="3"/>image_updated_datetime: '2016-08-16 15:29:56', </text:p>
      <text:p text:style-name="P1"><text:s text:c="3"/>image_status:'Active' <text:s/></text:p>
      <text:p text:style-name="P1">})</text:p>
      <text:p text:style-name="P1"/>
      <text:p text:style-name="P2">kk_teacher:-</text:p>
      <text:p text:style-name="P1"/>
      <text:p text:style-name="P1">db.getCollection('kk_teacher').insert({ <text:s/></text:p>
      <text:p text:style-name="P1"><text:s text:c="3"/>teacher_id : 1, </text:p>
      <text:p text:style-name="P1"><text:s text:c="3"/>teacher_name : 'teacher1', <text:tab/> </text:p>
      <text:p text:style-name="P1"><text:s text:c="3"/>teacher_email: 'teacher1@gmail.com', </text:p>
      <text:p text:style-name="P1"><text:s text:c="3"/>teacher_city: 'Syndney', </text:p>
      <text:p text:style-name="P1"><text:s text:c="3"/>teacher_password:'teacher1', </text:p>
      <text:p text:style-name="P1"><text:s text:c="3"/>teacher_updated_datetime: '2016-08-16 15:29:56', <text:s text:c="3"/></text:p>
      <text:p text:style-name="P1"><text:s text:c="3"/>teacher_status:'Active' <text:s/></text:p>
      <text:p text:style-name="P1">}) </text:p>
      <text:p text:style-name="P1"/>
      <text:p text:style-name="P2">kk_student:-</text:p>
      <text:p text:style-name="P1"/>
      <text:p text:style-name="P1">db.getCollection('kk_student').insert({ <text:s/></text:p>
      <text:p text:style-name="P1"><text:s text:c="3"/>student_id : 1, </text:p>
      <text:p text:style-name="P1"><text:s text:c="3"/>student_name : 'student1', <text:tab/> </text:p>
      <text:p text:style-name="P1"><text:s text:c="3"/>student_email: 'student1@gmail.com', </text:p>
      <text:p text:style-name="P1"><text:s text:c="3"/>student_city: 'Melboune', </text:p>
      <text:p text:style-name="P1"><text:s text:c="3"/>student_password:'student1', </text:p>
      <text:p text:style-name="P1"><text:s text:c="3"/>student_updated_datetime: '2016-08-16 15:29:56', <text:s text:c="3"/></text:p>
      <text:p text:style-name="P1"><text:s text:c="3"/>student_status:'Active' <text:s/></text:p>
      <text:p text:style-name="P1">})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kk_virtual_class:- </text:p>
      <text:p text:style-name="P4"/>
      <text:p text:style-name="P4">db.getCollection('kk_virtual_class').insert({ <text:s/></text:p>
      <text:p text:style-name="P4"><text:s text:c="3"/>virtual_class_id : 1, </text:p>
      <text:p text:style-name="P4"><text:s text:c="3"/>teacher_id : '1', <text:tab/> </text:p>
      <text:p text:style-name="P4"><text:s text:c="3"/>virtual_class_name: 'Class 1', </text:p>
      <text:p text:style-name="P4"><text:s text:c="3"/>virtual_class_image: 'null', </text:p>
      <text:p text:style-name="P4"><text:s text:c="3"/>virtual_class_description:'null', </text:p>
      <text:p text:style-name="P4"><text:s text:c="3"/>virtual_class_no_of_students: 'null', <text:s text:c="3"/></text:p>
      <text:p text:style-name="P4"><text:s text:c="3"/>virtual_class_no_of_groups:'null' , </text:p>
      <text:p text:style-name="P4"><text:s text:c="3"/>virtual_class_updated_datetime: '2016-08-16 15:29:56', <text:s text:c="3"/></text:p>
      <text:p text:style-name="P4"><text:s text:c="3"/>virtual_class_status:'Active' </text:p>
      <text:p text:style-name="P4">}) </text:p>
      <text:p text:style-name="P4"/>
      <text:p text:style-name="P4"><text:span text:style-name="T1">kk_class_student:-</text:span> </text:p>
      <text:p text:style-name="P4"/>
      <text:p text:style-name="P4">db.getCollection('kk_class_student').insert({ <text:s/></text:p>
      <text:p text:style-name="P4"><text:s text:c="3"/>class_student_id : 1, </text:p>
      <text:p text:style-name="P4"><text:s text:c="3"/>virtual_class_id : '1', <text:tab/> </text:p>
      <text:p text:style-name="P4"><text:s text:c="3"/>student_id: 'Class 1', <text:s text:c="2"/></text:p>
      <text:p text:style-name="P4"><text:s text:c="3"/>class_student_updated_datetime: '2016-08-16 15:29:56', <text:s text:c="3"/></text:p>
      <text:p text:style-name="P4"><text:s text:c="3"/>class_student_status:'Active' </text:p>
      <text:p text:style-name="P4">})</text:p>
      <text:p text:style-name="P4"/>
      <text:p text:style-name="P9">kk_group:-</text:p>
      <text:p text:style-name="P4"/>
      <text:p text:style-name="P12">db.getCollection('kk_group').insert({ <text:s/></text:p>
      <text:p text:style-name="P12"><text:s text:c="3"/>group_id : 1,</text:p>
      <text:p text:style-name="P12"><text:s text:c="3"/>virtual_class_id : 1, <text:tab/></text:p>
      <text:p text:style-name="P12"><text:s text:c="3"/>student_id: 1, </text:p>
      <text:p text:style-name="P12"><text:s text:c="3"/>group_name:'group01',</text:p>
      <text:p text:style-name="P12"><text:s text:c="3"/>group_timer:3, <text:s text:c="4"/></text:p>
      <text:p text:style-name="P12"><text:s text:c="3"/>group_updated_datetime: '2016-08-16 15:29:56', <text:s text:c="3"/></text:p>
      <text:p text:style-name="P12"><text:s text:c="3"/>group_status:'Active'</text:p>
      <text:p text:style-name="P12">})</text:p>
      <text:p text:style-name="P1"/>
      <text:p text:style-name="P1"/>
      <text:p text:style-name="P7">kk_class_gallery:-</text:p>
      <text:p text:style-name="P1"/>
      <text:p text:style-name="P6">db.getCollection('kk_class_gallery').insert({ <text:s/></text:p>
      <text:p text:style-name="P6"><text:s text:c="3"/>class_gallery_id : 1,</text:p>
      <text:p text:style-name="P6"><text:s text:c="3"/>teacher_id : 1, <text:tab/> <text:s text:c="2"/></text:p>
      <text:p text:style-name="P6"><text:s text:c="3"/>virtual_class_id:1,</text:p>
      <text:p text:style-name="P6"><text:s text:c="3"/>gallery_id:3, <text:s text:c="4"/></text:p>
      <text:p text:style-name="P6"><text:s text:c="3"/>class_gallery_updated_datetime: '2016-08-16 15:29:56' <text:s text:c="2"/></text:p>
      <text:p text:style-name="P6">})</text:p>
      <text:p text:style-name="P6"/>
      <text:p text:style-name="P6"/>
      <text:p text:style-name="P8">kk_teacher_log:-</text:p>
      <text:p text:style-name="P10"></text:p>
      <text:p text:style-name="P10">db.getCollection('kk_teacher_log').insert({ <text:s/></text:p>
      <text:p text:style-name="P10"><text:s text:c="3"/>teacher_log_id : 1,</text:p>
      <text:p text:style-name="P10"><text:s text:c="3"/>teacher_id : 1, <text:tab/> <text:s text:c="4"/></text:p>
      <text:p text:style-name="P10"><text:s text:c="3"/>teacher_login_datetime: '2016-08-16 15:29:56' <text:s text:c="2"/></text:p>
      <text:p text:style-name="P10">})</text:p>
      <text:p text:style-name="P10"></text:p>
      <text:p text:style-name="P8">kk_student_log:-</text:p>
      <text:p text:style-name="P10"></text:p>
      <text:p text:style-name="P10">db.getCollection('kk_student_log').insert({ <text:s/></text:p>
      <text:p text:style-name="P10"><text:s text:c="3"/>student_log_id : 1,</text:p>
      <text:p text:style-name="P10"><text:s text:c="3"/>student_id : 1, <text:tab/> <text:s text:c="4"/></text:p>
      <text:p text:style-name="P10"><text:s text:c="3"/>student_login_datetime: '2016-08-16 15:29:56' <text:s text:c="2"/></text:p>
      <text:p text:style-name="P10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4T16:04:09.671450838</dc:date>
    <meta:generator>LibreOffice/4.2.8.2$Linux_X86_64 LibreOffice_project/420m0$Build-2</meta:generator>
    <meta:editing-duration>PT38M18S</meta:editing-duration>
    <meta:editing-cycles>6</meta:editing-cycles>
    <meta:document-statistic meta:table-count="0" meta:image-count="0" meta:object-count="0" meta:page-count="3" meta:paragraph-count="132" meta:word-count="253" meta:character-count="3781" meta:non-whitespace-character-count="3278"/>
  </office:meta>
</office:document-meta>
</file>